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op_20_Cities">
      <style:table-properties table:display="true" style:writing-mode="lr-tb"/>
    </style:style>
    <style:style style:name="ta2" style:family="table" style:master-page-name="PageStyle_5f_Top_20_Domain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p Citi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cou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entral Ward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ity And Hunslet Ward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 End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ichester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wn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verton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entral Buchan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gate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ard End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odhouse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wley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nche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stley Bridge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stle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ads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ringfield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lliwell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bury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epdale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ossachs And Teith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rton West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nightsbridge And Belgravia W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mbourn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ictoria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heatley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mple Newsam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aha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y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undsley Green Wa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oxburn, Uphall And Winchbur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iphay-With-The-Willow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t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mon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yland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ormers Well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rteho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rr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ucknall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lbirnie And Bei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car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ven Sister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nworth-In-Ard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statyn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ye And Stourbridge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rling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por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eornabhagh A Dea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qua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mp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tchworth South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ng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hitt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ckerton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vize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lnbrook With Poyl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dridge Central And South Wa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st Putn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ws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kefield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Enod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yd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indon 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ymington And Penn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ylesbur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urmantofts And Richmond Hi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ward Tow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rn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eston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llaton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langeler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ock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Iv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on Cane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ulwe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eorchy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ybury And Sheerwater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gat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nisbrough And Denab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bold And Brownsover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ddlewic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Mary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es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dboroug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yal Hospita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odstoc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nblane And Bridge Of Allan W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empshot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ucking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bey Roa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ittlewe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rkby Steph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ton 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shop Aucklan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lmou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lmesbur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omp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ou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ver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dwa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shington Ea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lkergat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atfield Mortim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ls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ova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llwa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f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cing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Gluvi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l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ookland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ccles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Georges 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uncell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nfrew South &amp; Gallowhill Wa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iney Row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ntre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odhall Far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nhop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 Taw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tteri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lmersd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lwoo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mallbridge And Firgrov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ven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ffron Wald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ilybebyll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rch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lveder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on Centra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l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vers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ingdon On Thame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ynem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cclesha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nlithgow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y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ackheath Westcomb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ulsham And Centra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eat Dunmow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wee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tfor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rset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t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rowfo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lling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orge S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th Jesmon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low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John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dm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lgin City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lstea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rtshi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ensington And Fairfie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 Bromwich Centra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w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tton Trinit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epway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a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illingham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ngor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utterwi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lney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arcrof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nry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nterd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verstoc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lpatric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stley Mosley Comm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Peter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yfarthfa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gu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awcrook And Green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th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apel-En-Le-Fri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gs Nor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d And Upper Nithsdal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mers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 Heywoo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ttle Herefo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nning Town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ntnewydd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evio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terle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rub En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wickenham River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leshi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ystal Palac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we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reham St. Mart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ned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erphilly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ld Newton With Dagwor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owle And Ealan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lton Regi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Michaels And Wicksteed Wa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we Of Fife And Tay Coast Wa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ipston On Sto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ood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ton-With-Clif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lanelli Rural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ing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uch Wenlo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urchdow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rrington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ling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fleet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eyning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broo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eigh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a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anor And Losco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 Hors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ckling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dmonton Gree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refie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ulsecoomb And Bevendea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rfie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eator Moo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nmaenmawr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rsons Green And Wal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essing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ckfiel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on Trussell And Bedna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nwi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aminst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efo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ughborough Ashb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mbledon 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yde Werne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ho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akridge And Castlefie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rvine Ea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ringfields And Trent Vale W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se Lodg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tsfiel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gs Hi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ilds 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ttle Nes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oldsmi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erryfie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kefield Ea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i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ywell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mpor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adderton Centra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nge And Cator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rminst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st Kilbride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ffiel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ndesboroug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hitchurch Urba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ntelan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ppleton Wisk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n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utton With Hazlewoo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yroo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st Shee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yker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langristiolus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ilston, Uplawmoor And New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ttle Parndon And Hare Stree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a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antyr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rk Hammer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ustom Hous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n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les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 Wick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od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wersyllt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owbridg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Andrew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nho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er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ad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Margarets With St. Nichol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nbar And East Lin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un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orlton 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dgeley And Cheadle Hea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t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eenland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othen And Oak 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oneygat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elawnyd And Gwaenysgor Comm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bham And Down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ighton-Linslad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t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dge 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ttle Clac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dbroug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atbridge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land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Helier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rld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tton Cum Duckman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ndles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int Annes On The Se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tton Ves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yd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udd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gston Bagpuize With Southmo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nor Castl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en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ntefract N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lls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hoose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ove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ars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bley Hill And Bensham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bber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t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ddlestone Bourne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ester-Le-Street North And E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rfor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ymp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shford Comm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ve 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yton-Le-Moor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rrow Wea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reham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eat Barr With Yew Tre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nfiel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lsto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ttle Missend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nge With The Haulg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rkhamst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stbur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st Finch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caster Gat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wad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l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lsd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lwyn-Y-Pia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ckmannanshire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rporation 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irencest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ssend And Holytow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ath Tow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ng Pres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st Southbourne And Tuckton W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Auste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veton Giffo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otton With Chithurs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eke-Gars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atherhead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rkintilloch East And Twecha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ughborough Hasting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phing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odford Cum Membri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lles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l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ss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ngwall And Seaf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oom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imley Gree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ttleborough Lake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irvan And South Carric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igh-On-Se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ners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inbur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rlestow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lco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pper Rawcliffe-With-Tarnac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woo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rewsbur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mpres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rtbur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 Garioc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undwa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stleford Central And Glassho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lton Doria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tching Ha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nningdal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e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urc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sp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ll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avenshea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urch Lang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dlothian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angem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hos-On-Sea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gswell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rwic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verclyde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milton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ross-Shir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ybroo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avensthorp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lloth-On-Solwa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l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lantrisant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sdow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wlme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d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r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ldma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adcliffe We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urdostou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astbroo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pplep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owting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rr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nchory And Mid Dee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de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cor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nwell And Scotswoo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thwe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rkhous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oken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gh Barne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x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orn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nning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rket Ras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dworth And Wal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reton Morre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unces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nllan Commun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lastonbur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orpe Hamle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Yalding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ordow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ver Kelle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ina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rtobello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x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ndl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marke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ainham Sou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eets Green And Lyng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hit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irl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broo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orth East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lymstock Dunston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tchwoo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ving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ils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rk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llochmyl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iory Hea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rnworth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verness Ness-Sid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nsett North 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bey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. Stephens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boroug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gat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irton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ple Hi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rwic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lming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ngford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e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Yealmp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on-Super-Ma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rbrook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w Milt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rkha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rnall 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werby Cum Beesb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Domains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>
          <table:table-cell table:style-name="ce1" office:value-type="string">
            <text:p>email_domain</text:p>
          </table:table-cell>
          <table:table-cell table:style-name="ce1" office:value-type="string">
            <text:p>cou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mail.com</text:p>
          </table:table-cell>
          <table:table-cell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yahoo.com</text:p>
          </table:table-cell>
          <table:table-cell office:value-type="float" office:value="123">
            <text:p>12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tmail.com</text:p>
          </table:table-cell>
          <table:table-cell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ampy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lapec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rit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tellum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rossel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inell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plic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ige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ufn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ura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owcock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ufvill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onshow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pczynsk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isum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yada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ssi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ifflemir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lett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ehl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ham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ncill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ac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lio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raw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ga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mat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iherd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rn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en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uld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sset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ntemp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urm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nc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bon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key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mrad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hughe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mp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uh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rai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et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anhoos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yurich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ndorf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raham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uskarich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zpak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ssi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luszynsk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ineck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licht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waisgood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bineaux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eil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lint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eh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schk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genhardt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oinsk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au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lamarin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nn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ssman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arnad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rieseng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ehnl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oldrup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yashir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uitierrez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spici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sit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ncanno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z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rcik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lasford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yrop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nnesbeck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ziersk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kore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layo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oody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gham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caza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zyby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un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abbl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hitrock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lye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crossi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ybrook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mpe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yerhoff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rs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m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hmia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tt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tsumur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stad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pm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irsa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rriam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iph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vely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rdhorst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iv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ronholm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ok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risco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rk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ndle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i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nken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om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ernagi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p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udy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rri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oss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lyl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nodel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atkowsk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ntze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ling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noly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eeburger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gman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labaugh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it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uresti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enning.co.u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number-style style:name="N8000" number:language="uk" number:country="UA">
      <number:number number:min-integer-digits="1"/>
    </number:number-style>
    <number:number-style style:name="N8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6P0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08P0"/>
    </number:number-style>
    <number:number-style style:name="N8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09P0"/>
    </number:number-style>
    <number:date-style style:name="N8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2" number:language="uk" number:country="UA">
      <number:day number:style="long"/>
      <number:text>.</number:text>
      <number:month number:textual="true"/>
    </number:date-style>
    <number:date-style style:name="N8113" number:language="uk" number:country="UA">
      <number:month number:textual="true"/>
      <number:text>.</number:text>
      <number:year/>
    </number:date-style>
    <number:time-style style:name="N8114" number:language="uk" number:country="UA">
      <number:hours/>
      <number:text>:</number:text>
      <number:minutes number:style="long"/>
      <number:text> </number:text>
      <number:am-pm/>
    </number:time-style>
    <number:time-style style:name="N8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uk" number:country="UA">
      <number:hours/>
      <number:text>:</number:text>
      <number:minutes number:style="long"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8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19P0"/>
    </number:number-style>
    <number:number-style style:name="N8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0P0"/>
    </number:number-style>
    <number:number-style style:name="N8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1P0"/>
    </number:number-style>
    <number:number-style style:name="N8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23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23P2" style:volatile="true" number:language="uk" number:country="UA">
      <number:text> -         </number:text>
    </number:number-style>
    <number:text-style style:name="N8123" number:language="uk" number:country="UA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2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24P2" style:volatile="true" number:language="uk" number:country="UA">
      <number:text> - грн. </number:text>
    </number:number-style>
    <number:text-style style:name="N8124" number:language="uk" number:country="UA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25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25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25" number:language="uk" number:country="UA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26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26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26" number:language="uk" number:country="UA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uk" number:country="UA">
      <number:minutes number:style="long"/>
      <number:text>:</number:text>
      <number:seconds number:style="long"/>
    </number:time-style>
    <number:time-style style:name="N8128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uk" number:country="UA">
      <number:minutes number:style="long"/>
      <number:text>:</number:text>
      <number:seconds number:style="long" number:decimal-places="1"/>
    </number:time-style>
    <number:number-style style:name="N8130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27/11/2025</text:date>, <text:time>22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p_20_Cities" style:display-name="PageStyle_Top C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Domains" style:display-name="PageStyle_Top Domai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22:05:13.26</dc:date>
    <dc:creator>HP </dc:creator>
    <meta:document-statistic meta:table-count="2" meta:cell-count="1212" meta:object-count="0"/>
    <meta:generator>OpenOffice/4.1.15$Win32 OpenOffice.org_project/4115m2$Build-9813</meta:generator>
  </office:meta>
</office:document-meta>
</file>